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7000001D5E051D425CBAB0B3E.png" manifest:media-type="image/png"/>
  <manifest:file-entry manifest:full-path="Pictures/10000001000004A7000002DCC9CACECE5AAC8F7B.png" manifest:media-type="image/png"/>
  <manifest:file-entry manifest:full-path="Pictures/100000010000018B00000301A58DD6717D898764.png" manifest:media-type="image/png"/>
  <manifest:file-entry manifest:full-path="Pictures/100000010000042C00000168617F8E54601472AA.png" manifest:media-type="image/png"/>
  <manifest:file-entry manifest:full-path="Pictures/10000001000003AB00000042CBFD89E7C340DAAE.png" manifest:media-type="image/png"/>
  <manifest:file-entry manifest:full-path="Pictures/10000001000004EA0000005E984B416F2BC40C78.png" manifest:media-type="image/png"/>
  <manifest:file-entry manifest:full-path="Pictures/10000001000000DD000000E662B55D87E5986BF1.png" manifest:media-type="image/png"/>
  <manifest:file-entry manifest:full-path="Pictures/100000010000013500000035A2EEEBD8FED1DC79.png" manifest:media-type="image/png"/>
  <manifest:file-entry manifest:full-path="Pictures/100000010000032F00000038CB051F55E1E8F622.png" manifest:media-type="image/png"/>
  <manifest:file-entry manifest:full-path="Pictures/1000000100000128000002E82B3576B0CE65CEA0.png" manifest:media-type="image/png"/>
  <manifest:file-entry manifest:full-path="Pictures/100000010000018B000000EB3C8D46768A8223E9.png" manifest:media-type="image/png"/>
  <manifest:file-entry manifest:full-path="Pictures/1000000100000266000001C68587D2EDDB0664DD.png" manifest:media-type="image/png"/>
  <manifest:file-entry manifest:full-path="Pictures/10000001000002720000006603A20E94EDA761F5.png" manifest:media-type="image/png"/>
  <manifest:file-entry manifest:full-path="Pictures/100000010000029900000015FA373D6C4900134B.png" manifest:media-type="image/png"/>
  <manifest:file-entry manifest:full-path="Pictures/100000010000024D000000394AC51706E2F10D19.png" manifest:media-type="image/png"/>
  <manifest:file-entry manifest:full-path="Pictures/1000000100000204000000663C6B7736236B21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ed6" officeooo:paragraph-rsid="000f8ed6"/>
    </style:style>
    <style:style style:name="P2" style:family="paragraph" style:parent-style-name="Standard">
      <style:text-properties style:font-name="Candara" fo:font-size="24pt" fo:font-weight="bold" officeooo:rsid="000f8ed6" officeooo:paragraph-rsid="000f8ed6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84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5.7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5.26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.221cm, 0.33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9.97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23.56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2 Comandos</text:p>
      <text:p text:style-name="P1"><draw:frame draw:style-name="fr7" draw:name="Imagen2" text:anchor-type="char" svg:x="7.04cm" svg:y="0.411cm" svg:width="3.089cm" svg:height="7.318cm" draw:z-index="1"><draw:image xlink:href="Pictures/10000001000004A7000002DCC9CACECE5AAC8F7B.png" xlink:type="simple" xlink:show="embed" xlink:actuate="onLoad" draw:mime-type="image/png"/></draw:frame></text:p>
      <text:p text:style-name="P1"><draw:frame draw:style-name="fr1" draw:name="Imagen1" text:anchor-type="char" svg:x="0.935cm" svg:y="0cm" svg:width="4.657cm" svg:height="6.175cm" draw:z-index="0"><draw:image xlink:href="Pictures/1000000100000167000001D5E051D425CBAB0B3E.png" xlink:type="simple" xlink:show="embed" xlink:actuate="onLoad" draw:mime-type="image/png"/></draw:frame>1 <text:s text:c="57"/>a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34cm" svg:y="0.568cm" svg:width="17cm" svg:height="5.729cm" draw:z-index="2"><draw:image xlink:href="Pictures/100000010000042C00000168617F8E54601472AA.png" xlink:type="simple" xlink:show="embed" xlink:actuate="onLoad" draw:mime-type="image/png"/></draw:frame>b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.644cm" svg:y="0.24cm" svg:width="17cm" svg:height="1.27cm" draw:z-index="3"><draw:image xlink:href="Pictures/10000001000004EA0000005E984B416F2BC40C78.png" xlink:type="simple" xlink:show="embed" xlink:actuate="onLoad" draw:mime-type="image/png"/></draw:frame></text:p>
      <text:p text:style-name="P1">c)</text:p>
      <text:p text:style-name="P1"/>
      <text:p text:style-name="P1"/>
      <text:p text:style-name="P1"><draw:frame draw:style-name="fr1" draw:name="Imagen5" text:anchor-type="char" svg:x="0.72cm" svg:y="0.24cm" svg:width="17cm" svg:height="1.194cm" draw:z-index="4"><draw:image xlink:href="Pictures/10000001000003AB00000042CBFD89E7C340DAAE.png" xlink:type="simple" xlink:show="embed" xlink:actuate="onLoad" draw:mime-type="image/png"/></draw:frame></text:p>
      <text:p text:style-name="P1">d)</text:p>
      <text:p text:style-name="P1"/>
      <text:p text:style-name="P1"/>
      <text:p text:style-name="P1"><draw:frame draw:style-name="fr1" draw:name="Imagen6" text:anchor-type="char" svg:x="0.7cm" svg:y="0.222cm" svg:width="17cm" svg:height="1.168cm" draw:z-index="5"><draw:image xlink:href="Pictures/100000010000032F00000038CB051F55E1E8F622.png" xlink:type="simple" xlink:show="embed" xlink:actuate="onLoad" draw:mime-type="image/png"/></draw:frame></text:p>
      <text:p text:style-name="P1">e)</text:p>
      <text:p text:style-name="P1"/>
      <text:p text:style-name="P1"><draw:frame draw:style-name="fr6" draw:name="Imagen7" text:anchor-type="char" svg:x="0.847cm" svg:y="0.404cm" svg:width="6.246cm" svg:height="5.516cm" draw:z-index="6"><draw:image xlink:href="Pictures/100000010000018B00000301A58DD6717D898764.png" xlink:type="simple" xlink:show="embed" xlink:actuate="onLoad" draw:mime-type="image/png"/></draw:frame></text:p>
      <text:p text:style-name="P1"/>
      <text:p text:style-name="P1">f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)<draw:frame draw:style-name="fr5" draw:name="Imagen8" text:anchor-type="char" svg:x="0.485cm" svg:y="-0.243cm" svg:width="6.955cm" svg:height="1.065cm" draw:z-index="7"><draw:image xlink:href="Pictures/100000010000013500000035A2EEEBD8FED1DC79.png" xlink:type="simple" xlink:show="embed" xlink:actuate="onLoad" draw:mime-type="image/png"/></draw:frame> <text:s text:c="78"/>i) <text:s text:c="12"/><draw:frame draw:style-name="fr3" draw:name="Imagen9 Copia 1" text:anchor-type="char" svg:x="9.202cm" svg:y="-0.06cm" svg:width="7.832cm" svg:height="3.886cm" draw:z-index="9"><draw:image xlink:href="Pictures/1000000100000128000002E82B3576B0CE65CEA0.png" xlink:type="simple" xlink:show="embed" xlink:actuate="onLoad" draw:mime-type="image/png"/></draw:frame><text:s/></text:p>
      <text:p text:style-name="P1"/>
      <text:p text:style-name="P1"/>
      <text:p text:style-name="P1"><draw:frame draw:style-name="fr2" draw:name="Imagen10" text:anchor-type="char" svg:x="0.531cm" svg:y="0.102cm" svg:width="8.077cm" svg:height="5.228cm" draw:z-index="10"><draw:image xlink:href="Pictures/100000010000018B000000EB3C8D46768A8223E9.png" xlink:type="simple" xlink:show="embed" xlink:actuate="onLoad" draw:mime-type="image/png"/></draw:frame></text:p>
      <text:p text:style-name="P1"><draw:frame draw:style-name="fr4" draw:name="Imagen9" text:anchor-type="char" svg:x="9.202cm" svg:y="0.416cm" svg:width="7.832cm" svg:height="4.42cm" draw:z-index="8"><draw:image xlink:href="Pictures/1000000100000128000002E82B3576B0CE65CEA0.png" xlink:type="simple" xlink:show="embed" xlink:actuate="onLoad" draw:mime-type="image/png"/></draw:frame>h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1" text:anchor-type="char" svg:x="0.542cm" svg:y="0.422cm" svg:width="11.301cm" svg:height="8.357cm" draw:z-index="11"><draw:image xlink:href="Pictures/1000000100000266000001C68587D2EDDB0664DD.png" xlink:type="simple" xlink:show="embed" xlink:actuate="onLoad" draw:mime-type="image/png"/></draw:frame></text:p>
      <text:p text:style-name="P1"/>
      <text:p text:style-name="P1">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2" text:anchor-type="char" svg:x="0.542cm" svg:y="0.123cm" svg:width="16.565cm" svg:height="2.699cm" draw:z-index="12"><draw:image xlink:href="Pictures/10000001000002720000006603A20E94EDA761F5.png" xlink:type="simple" xlink:show="embed" xlink:actuate="onLoad" draw:mime-type="image/png"/></draw:frame></text:p>
      <text:p text:style-name="P1"/>
      <text:p text:style-name="P1">j)</text:p>
      <text:p text:style-name="P1"/>
      <text:p text:style-name="P1"/>
      <text:p text:style-name="P1"/>
      <text:p text:style-name="P1"><draw:frame draw:style-name="fr1" draw:name="Imagen13" text:anchor-type="char" svg:x="0.654cm" svg:y="0.116cm" svg:width="4.925cm" svg:height="5.126cm" draw:z-index="13"><draw:image xlink:href="Pictures/10000001000000DD000000E662B55D87E5986BF1.png" xlink:type="simple" xlink:show="embed" xlink:actuate="onLoad" draw:mime-type="image/png"/></draw:frame></text:p>
      <text:p text:style-name="P1"/>
      <text:p text:style-name="P1"/>
      <text:p text:style-name="P1"/>
      <text:p text:style-name="P1">k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5" text:anchor-type="char" svg:x="0.626cm" svg:y="0.023cm" svg:width="17cm" svg:height="0.536cm" draw:z-index="15"><draw:image xlink:href="Pictures/100000010000029900000015FA373D6C4900134B.png" xlink:type="simple" xlink:show="embed" xlink:actuate="onLoad" draw:mime-type="image/png"/></draw:frame><text:soft-page-break/>l)</text:p>
      <text:p text:style-name="P1"/>
      <text:p text:style-name="P1"><draw:frame draw:style-name="fr1" draw:name="Imagen16" text:anchor-type="char" svg:x="0.683cm" svg:y="0.023cm" svg:width="15.586cm" svg:height="1.508cm" draw:z-index="16"><draw:image xlink:href="Pictures/100000010000024D000000394AC51706E2F10D19.png" xlink:type="simple" xlink:show="embed" xlink:actuate="onLoad" draw:mime-type="image/png"/></draw:frame></text:p>
      <text:p text:style-name="P1">m)</text:p>
      <text:p text:style-name="P1"/>
      <text:p text:style-name="P1"><draw:frame draw:style-name="fr1" draw:name="Imagen14" text:anchor-type="char" svg:x="0.713cm" svg:y="0.363cm" svg:width="13.654cm" svg:height="2.699cm" draw:z-index="14"><draw:image xlink:href="Pictures/1000000100000204000000663C6B7736236B210F.png" xlink:type="simple" xlink:show="embed" xlink:actuate="onLoad" draw:mime-type="image/png"/></draw:frame></text:p>
      <text:p text:style-name="P1"/>
      <text:p text:style-name="P1"/>
      <text:p text:style-name="P1">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0:37:15.662000000</meta:creation-date>
    <dc:date>2023-11-22T10:53:27.061000000</dc:date>
    <meta:editing-duration>PT16M11S</meta:editing-duration>
    <meta:editing-cycles>1</meta:editing-cycles>
    <meta:document-statistic meta:table-count="0" meta:image-count="17" meta:object-count="0" meta:page-count="3" meta:paragraph-count="15" meta:word-count="19" meta:character-count="198" meta:non-whitespace-character-count="45"/>
    <meta:generator>LibreOffice/7.6.2.1$Windows_X86_64 LibreOffice_project/56f7684011345957bbf33a7ee678afaf4d2ba333</meta:generator>
  </office:meta>
</office:document-meta>
</file>